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FERNANDEZ RODRIGUEZ URS FAUSTIN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UCALLPA</text:span></text:p>
      <text:p text:style-name="P5"/>
      <text:p text:style-name="P5">Recojo: <text:span text:style-name="T3">FERNANDEZ RODRIGUEZ URS FAUST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15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